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c805" officeooo:paragraph-rsid="0007c80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c805" officeooo:paragraph-rsid="0007c805" style:font-weight-asian="bold" style:font-weight-complex="bold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/>
    </style:style>
    <style:style style:name="P4" style:family="paragraph" style:parent-style-name="Preformatted_20_Text">
      <style:paragraph-properties fo:text-align="start" style:justify-single-word="false"/>
      <style:text-properties fo:color="#a9b7c6" style:font-name="JetBrains Mono" officeooo:rsid="0007c805" officeooo:paragraph-rsid="0007c805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/>
    </style:style>
    <style:style style:name="P6" style:family="paragraph" style:parent-style-name="Preformatted_20_Text">
      <style:paragraph-properties fo:text-align="start" style:justify-single-word="false"/>
      <style:text-properties officeooo:rsid="001f1996" officeooo:paragraph-rsid="0007c805"/>
    </style:style>
    <style:style style:name="P7" style:family="paragraph" style:parent-style-name="Preformatted_20_Text">
      <style:paragraph-properties fo:text-align="start" style:justify-single-word="false"/>
      <style:text-properties officeooo:rsid="0021c9dd" officeooo:paragraph-rsid="0021c9dd"/>
    </style:style>
    <style:style style:name="P8" style:family="paragraph" style:parent-style-name="Preformatted_20_Text">
      <style:paragraph-properties fo:text-align="start" style:justify-single-word="false"/>
      <style:text-properties officeooo:rsid="0021c9dd" officeooo:paragraph-rsid="00290771"/>
    </style:style>
    <style:style style:name="P9" style:family="paragraph" style:parent-style-name="Preformatted_20_Text">
      <style:paragraph-properties fo:text-align="start" style:justify-single-word="false"/>
      <style:text-properties officeooo:rsid="0021c9dd" officeooo:paragraph-rsid="002af5fc"/>
    </style:style>
    <style:style style:name="P10" style:family="paragraph" style:parent-style-name="Preformatted_20_Text">
      <style:paragraph-properties fo:text-align="start" style:justify-single-word="false"/>
      <style:text-properties officeooo:rsid="0022152e" officeooo:paragraph-rsid="0022152e"/>
    </style:style>
    <style:style style:name="P11" style:family="paragraph" style:parent-style-name="Standard">
      <style:paragraph-properties fo:text-align="start" style:justify-single-word="false"/>
      <style:text-properties officeooo:paragraph-rsid="0021c9dd"/>
    </style:style>
    <style:style style:name="P12" style:family="paragraph" style:parent-style-name="Standard">
      <style:paragraph-properties fo:text-align="start" style:justify-single-word="false"/>
      <style:text-properties officeooo:paragraph-rsid="002af5fc"/>
    </style:style>
    <style:style style:name="P13" style:family="paragraph" style:parent-style-name="Standard">
      <style:paragraph-properties fo:text-align="start" style:justify-single-word="false"/>
      <style:text-properties officeooo:rsid="0007c805" officeooo:paragraph-rsid="0007c805"/>
    </style:style>
    <style:style style:name="P14" style:family="paragraph" style:parent-style-name="Standard">
      <style:paragraph-properties fo:text-align="start" style:justify-single-word="false"/>
      <style:text-properties officeooo:rsid="001f78e7" officeooo:paragraph-rsid="001f78e7"/>
    </style:style>
    <style:style style:name="P15" style:family="paragraph" style:parent-style-name="Standard">
      <style:paragraph-properties fo:text-align="start" style:justify-single-word="false"/>
      <style:text-properties officeooo:rsid="001f78e7" officeooo:paragraph-rsid="001f80aa"/>
    </style:style>
    <style:style style:name="P16" style:family="paragraph" style:parent-style-name="Standard">
      <style:paragraph-properties fo:text-align="start" style:justify-single-word="false"/>
      <style:text-properties officeooo:rsid="001f80aa" officeooo:paragraph-rsid="001f80aa"/>
    </style:style>
    <style:style style:name="P17" style:family="paragraph" style:parent-style-name="Standard">
      <style:paragraph-properties fo:text-align="start" style:justify-single-word="false"/>
      <style:text-properties officeooo:rsid="00209fb2" officeooo:paragraph-rsid="00209fb2"/>
    </style:style>
    <style:style style:name="P18" style:family="paragraph" style:parent-style-name="Standard">
      <style:paragraph-properties fo:text-align="start" style:justify-single-word="false"/>
      <style:text-properties officeooo:rsid="00217dc6" officeooo:paragraph-rsid="00217dc6"/>
    </style:style>
    <style:style style:name="P19" style:family="paragraph" style:parent-style-name="Standard">
      <style:paragraph-properties fo:text-align="start" style:justify-single-word="false"/>
      <style:text-properties officeooo:rsid="0021c9dd" officeooo:paragraph-rsid="0021c9dd"/>
    </style:style>
    <style:style style:name="P20" style:family="paragraph" style:parent-style-name="Standard">
      <style:paragraph-properties fo:text-align="start" style:justify-single-word="false"/>
      <style:text-properties officeooo:rsid="0021c9dd" officeooo:paragraph-rsid="00290771"/>
    </style:style>
    <style:style style:name="P21" style:family="paragraph" style:parent-style-name="Standard">
      <style:paragraph-properties fo:text-align="start" style:justify-single-word="false"/>
      <style:text-properties officeooo:rsid="0022152e" officeooo:paragraph-rsid="0022152e"/>
    </style:style>
    <style:style style:name="P22" style:family="paragraph" style:parent-style-name="Standard">
      <style:paragraph-properties fo:text-align="start" style:justify-single-word="false"/>
      <style:text-properties officeooo:rsid="0022152e" officeooo:paragraph-rsid="00290771"/>
    </style:style>
    <style:style style:name="T1" style:family="text">
      <style:text-properties officeooo:rsid="0009628c"/>
    </style:style>
    <style:style style:name="T2" style:family="text">
      <style:text-properties officeooo:rsid="001dfd37"/>
    </style:style>
    <style:style style:name="T3" style:family="text">
      <style:text-properties officeooo:rsid="001e2b3f"/>
    </style:style>
    <style:style style:name="T4" style:family="text">
      <style:text-properties officeooo:rsid="001f80aa"/>
    </style:style>
    <style:style style:name="T5" style:family="text">
      <style:text-properties officeooo:rsid="0021c9dd"/>
    </style:style>
    <style:style style:name="T6" style:family="text">
      <style:text-properties officeooo:rsid="00290771"/>
    </style:style>
    <style:style style:name="T7" style:family="text">
      <style:text-properties officeooo:rsid="002af5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<text:span text:style-name="T3">2</text:span> <text:span text:style-name="T3">Apprentissage par renforcement</text:span> <text:span text:style-name="T2">(Python)</text:span></text:p>
      <text:p text:style-name="P2"/>
      <text:p text:style-name="P1">Les fichiers que vous avez à modifier :</text:p>
      <text:p text:style-name="P1">- <text:span text:style-name="T3">qlearningAgents</text:span>.py </text:p>
      <text:p text:style-name="P1">- <text:span text:style-name="T1">s’inspirer du RAPPORT</text:span>.md du TP<text:span text:style-name="T3">2</text:span> pour vo<text:span text:style-name="T1">tre compte-rendu</text:span></text:p>
      <text:p text:style-name="P1"/>
      <text:p text:style-name="P14">1.1 Agent avec exploration manuelle</text:p>
      <text:p text:style-name="P14">Compléter <text:span text:style-name="T3">qlearningAgents.py <text:s/></text:span>class QlearningAgent <text:span text:style-name="T4">(sauf getAction)</text:span>.</text:p>
      <text:p text:style-name="P14">python gridworld.py -a q -m -k 5</text:p>
      <text:p text:style-name="P14"/>
      <text:p text:style-name="P14">Attention : getValue et getPOlicy doivent accéder auw Q valeurs en appelant getQValue uniquement.</text:p>
      <text:p text:style-name="P14"/>
      <text:p text:style-name="P16">1.2 Agent avec stratégie d’exploration</text:p>
      <text:p text:style-name="P15">Compléter <text:span text:style-name="T3">qlearningAgents.py <text:s/></text:span>class QlearningAgent <text:span text:style-name="T4">méthode getAction pour implémenter une stratégie greedy.</text:span></text:p>
      <text:p text:style-name="P15"/>
      <text:p text:style-name="P17">1.3 Crawler</text:p>
      <text:p text:style-name="P17">Lancer le crawler python crawler.py</text:p>
      <text:p text:style-name="P17"/>
      <text:p text:style-name="P18">2. Pacman</text:p>
      <text:p text:style-name="P19">2.1 <text:span text:style-name="T6">Jeu Pacman</text:span></text:p>
      <text:p text:style-name="P19"><text:s/>python pacman.py -l smallClassic</text:p>
      <text:p text:style-name="P19"/>
      <text:p text:style-name="P19">2.2 Qlearning tabulaire et états du MDP</text:p>
      <text:p text:style-name="P19">Proposer une manière de modifier l’état utilisé dans le Qlearning ; puis proposer une « compression » de cet état pour que Qleraning tabulaire fonctionne (cf. TP Java).</text:p>
      <text:p text:style-name="P19"/>
      <text:p text:style-name="P19">2.3 QL et généralisation</text:p>
      <text:p text:style-name="P20">Lancer votre Qlearning avec agent pacman :</text:p>
      <text:p text:style-name="P8">python pacman.py -p PacmanQAgent -x 2000 -n 2010 -l smallGrid </text:p>
      <text:p text:style-name="P9">python pacman.py -p PacmanQAgent -x 2000 -n 2010 -l smallGrid<text:span text:style-name="T7">2</text:span> </text:p>
      <text:p text:style-name="P12"/>
      <text:p text:style-name="P12"><text:span text:style-name="T5">On peut utiliser </text:span>-a numTraining=10 <text:span text:style-name="T5">pour voir 10 jeux d’apprentissage, et aussi -a epsilon =0.1, alpha=0.3, gamma=0.7</text:span></text:p>
      <text:p text:style-name="P20"/>
      <text:p text:style-name="P20">L’agent apprend-il ? Préciser quel est l’état actuellement utilisé par l’agent dans le Qlearning.</text:p>
      <text:p text:style-name="P22"/>
      <text:p text:style-name="P22">Compléter la classe ApproximateQAgent de <text:span text:style-name="T3">qlearningAgents.py pour implémenter approximate Qlearning ; et compléter SimpleExtractor de featuresExtractors.py pour implémenter un vecteur de features pour le jeu du pacman. Tester l’ensemble dans les labyrinthes smallGrid, smallGrid2, et mediumGrid..</text:span></text:p>
      <text:p text:style-name="P21"/>
      <text:p text:style-name="P10">python pacman.py -p ApproximateQAgent -a extractor=SimpleExtractor -x 50 -n 60 -l <text:span text:style-name="T7">smallGrid</text:span> </text:p>
      <text:p text:style-name="P21"/>
      <text:p text:style-name="P17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6:42:43.739229000</meta:creation-date>
    <meta:generator>LibreOffice/6.0.7.3$Linux_X86_64 LibreOffice_project/00m0$Build-3</meta:generator>
    <dc:date>2021-11-11T21:38:48.580813930</dc:date>
    <meta:editing-duration>PT1H56M13S</meta:editing-duration>
    <meta:editing-cycles>35</meta:editing-cycles>
    <meta:document-statistic meta:table-count="0" meta:image-count="0" meta:object-count="0" meta:page-count="1" meta:paragraph-count="25" meta:word-count="233" meta:character-count="1637" meta:non-whitespace-character-count="1422"/>
  </office:meta>
</office:document-meta>
</file>